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3" style:family="table-cell" style:parent-style-name="Default" style:data-style-name="N0">
      <style:text-properties fo:color="#4472C4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2B2B2B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5.50333333333333cm" style:use-optimal-column-width="true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2.27541666666667cm" style:use-optimal-column-width="true"/>
    </style:style>
    <style:style style:name="co7" style:family="table-column">
      <style:table-column-properties fo:break-before="auto" style:column-width="6.98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0pt" style:use-optimal-row-height="true" fo:break-before="auto"/>
    </style:style>
    <style:style style:name="ro3" style:family="table-row">
      <style:table-row-properties style:row-height="318pt" style:use-optimal-row-height="false" fo:break-before="auto"/>
    </style:style>
    <style:style style:name="ro4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style-name="ce2"/>
          <table:table-cell office:value-type="string" table:style-name="ce1">
            <text:p><text:s/>Description<text:s/></text:p>
          </table:table-cell>
          <table:table-cell office:value-type="string" table:style-name="ce3">
            <text:p><text:s/>HTTP method<text:s/></text:p>
          </table:table-cell>
          <table:table-cell office:value-type="string" table:style-name="ce3">
            <text:p><text:s/>URL<text:s/></text:p>
          </table:table-cell>
          <table:table-cell office:value-type="string" table:style-name="ce3">
            <text:p><text:s/>Request Body<text:s/></text:p>
          </table:table-cell>
          <table:table-cell office:value-type="string" table:style-name="ce3">
            <text:p><text:s/>Status Code<text:s/></text:p>
          </table:table-cell>
          <table:table-cell office:value-type="string" table:style-name="ce3">
            <text:p><text:s/>Response Example<text:s/></text:p>
          </table:table-cell>
          <table:table-cell table:number-columns-repeated="16377" table:style-name="ce1"/>
        </table:table-row>
        <table:table-row table:style-name="ro2">
          <table:table-cell table:style-name="ce4"/>
          <table:table-cell office:value-type="string" table:style-name="ce1">
            <text:p><text:s/>Create customer<text:s/></text:p>
          </table:table-cell>
          <table:table-cell office:value-type="string" table:style-name="ce1">
            <text:p><text:s/>POST<text:s/></text:p>
          </table:table-cell>
          <table:table-cell office:value-type="string" table:style-name="ce1">
            <text:p><text:s/>v1/customers/create<text:s/></text:p>
          </table:table-cell>
          <table:table-cell office:value-type="string" table:style-name="ce5">
            <text:p>{<text:s/></text:p>
            <text:p><text:s text:c="2"/>"<text:span text:style-name="T2">personalId</text:span>": "XXXXXX",</text:p>
            <text:p><text:s text:c="2"/>"<text:span text:style-name="T2">name</text:span>": "AAAA",</text:p>
            <text:p><text:s text:c="2"/>"<text:span text:style-name="T2">surname</text:span>": "BBBBB",</text:p>
            <text:p><text:s text:c="2"/>"<text:span text:style-name="T2">dob</text:span>": "YYYY-MM-DD",</text:p>
            <text:p><text:s text:c="3"/>"<text:span text:style-name="T2">address</text:span>": "RRRRR",</text:p>
            <text:p><text:s text:c="2"/>"<text:span text:style-name="T2">zipcode</text:span>": "xxxxx",</text:p>
            <text:p><text:s text:c="2"/>"<text:span text:style-name="T2">city</text:span>": "CCCC"</text:p>
            <text:p>}<text:s text:c="2"/></text:p>
          </table:table-cell>
          <table:table-cell office:value-type="string" table:style-name="ce1">
            <text:p><text:s/>201 Created<text:s/></text:p>
          </table:table-cell>
          <table:table-cell office:value-type="string" table:style-name="ce5">
            <text:p><text:s/>{</text:p>
            <text:p><text:s text:c="2"/>"<text:span text:style-name="T2">call</text:span>": "customers/create",</text:p>
            <text:p><text:s text:c="2"/>"<text:span text:style-name="T2">method</text:span>": "post",</text:p>
            <text:p><text:s text:c="2"/>"<text:span text:style-name="T2">personalId</text:span>": "XXXXXX",</text:p>
            <text:p><text:s text:c="2"/>"<text:span text:style-name="T2">name</text:span>": "AAAA",</text:p>
            <text:p><text:s text:c="2"/>"<text:span text:style-name="T2">surname</text:span>": "BBBBB",</text:p>
            <text:p><text:s text:c="2"/>"<text:span text:style-name="T2">dob</text:span>": "YYYY-MM-DD",<text:s/></text:p>
            <text:p><text:s text:c="2"/>"<text:span text:style-name="T2">address</text:span>": "RRRRR",</text:p>
            <text:p><text:s text:c="2"/>"<text:span text:style-name="T2">zipcode</text:span>": "xxxxx",</text:p>
            <text:p><text:s text:c="2"/>"<text:span text:style-name="T2">city</text:span>": "CCCC",</text:p>
            <text:p><text:s text:c="2"/>"<text:span text:style-name="T2">loadTS</text:span>": "YYYY-MM-DDTHH:MM:SS.sss"<text:s/></text:p>
            <text:p>}<text:s/></text:p>
          </table:table-cell>
          <table:table-cell table:number-columns-repeated="16377" table:style-name="ce1"/>
        </table:table-row>
        <table:table-row table:style-name="ro3">
          <table:table-cell table:style-name="ce4"/>
          <table:table-cell office:value-type="string" table:style-name="ce1">
            <text:p><text:s/>Get all customers<text:s/></text:p>
          </table:table-cell>
          <table:table-cell office:value-type="string" table:style-name="ce1">
            <text:p><text:s/>GET<text:s/></text:p>
          </table:table-cell>
          <table:table-cell office:value-type="string" table:style-name="ce1">
            <text:p><text:s/>v1/customers<text:s/></text:p>
          </table:table-cell>
          <table:table-cell office:value-type="string" table:style-name="ce1">
            <text:p><text:s/>N/A<text:s/></text:p>
          </table:table-cell>
          <table:table-cell office:value-type="string" table:style-name="ce1">
            <text:p><text:s/>200 OK<text:s/></text:p>
          </table:table-cell>
          <table:table-cell office:value-type="string" table:style-name="ce5">
            <text:p>[<text:s/></text:p>
            <text:p><text:s text:c="2"/>{<text:s/></text:p>
            <text:p><text:s text:c="4"/>"<text:span text:style-name="T2">personalId</text:span>": "XXXXXX",<text:s/></text:p>
            <text:p><text:s text:c="4"/>"<text:span text:style-name="T2">name</text:span>": "AAAA",<text:s/></text:p>
            <text:p><text:s text:c="4"/>"<text:span text:style-name="T2">surname</text:span>": "BBBBB",<text:s/></text:p>
            <text:p><text:s text:c="4"/>"<text:span text:style-name="T2">dob</text:span>": "YYYY-MM-DD",<text:s/></text:p>
            <text:p><text:s text:c="4"/>"<text:span text:style-name="T2">address</text:span>": "RRRRR",<text:s/></text:p>
            <text:p><text:s text:c="4"/>"<text:span text:style-name="T2">zipcode</text:span>": "xxxxx",<text:s/></text:p>
            <text:p><text:s text:c="4"/>"<text:span text:style-name="T2">city</text:span>": "CCCC",<text:s/></text:p>
            <text:p><text:s text:c="4"/>"<text:span text:style-name="T2">loadTS</text:span>": "YYYY-MM-DDTHH:MM:SS.sss"<text:s/></text:p>
            <text:p><text:s text:c="2"/>}, {<text:s/></text:p>
            <text:p><text:s text:c="4"/>"<text:span text:style-name="T2">personalId</text:span>": "XXXXXX",<text:s/></text:p>
            <text:p><text:s text:c="4"/>"<text:span text:style-name="T2">name</text:span>": "AAAA",<text:s/></text:p>
            <text:p><text:s text:c="4"/>"<text:span text:style-name="T2">surname</text:span>": "BBBBB",<text:s/></text:p>
            <text:p><text:s text:c="4"/>"<text:span text:style-name="T2">dob</text:span>": "YYYY-MM-DD",<text:s/></text:p>
            <text:p><text:s text:c="4"/>"<text:span text:style-name="T2">address</text:span>": "RRRRR",<text:s/></text:p>
            <text:p><text:s text:c="4"/>"<text:span text:style-name="T2">zipcode</text:span>": "xxxxx",<text:s/></text:p>
            <text:p><text:s text:c="4"/>"<text:span text:style-name="T2">city</text:span>": "CCCC",<text:s/></text:p>
            <text:p><text:s text:c="4"/>"<text:span text:style-name="T2">loadTS</text:span>": "YYYY-MM-DDTHH:MM:SS.sss"<text:s/></text:p>
            <text:p><text:s text:c="2"/>}<text:s/></text:p>
            <text:p>]<text:s/></text:p>
          </table:table-cell>
          <table:table-cell table:number-columns-repeated="16377" table:style-name="ce1"/>
        </table:table-row>
        <table:table-row table:style-name="ro4">
          <table:table-cell table:style-name="ce4"/>
          <table:table-cell office:value-type="string" table:style-name="ce1">
            <text:p><text:s/>Get by customer id<text:s/></text:p>
          </table:table-cell>
          <table:table-cell office:value-type="string" table:style-name="ce1">
            <text:p><text:s/>GET<text:s/></text:p>
          </table:table-cell>
          <table:table-cell office:value-type="string" table:style-name="ce1">
            <text:p><text:s/>v1/customers/:personalId</text:p>
          </table:table-cell>
          <table:table-cell office:value-type="string" table:style-name="ce1">
            <text:p><text:s/>N/A<text:s/></text:p>
          </table:table-cell>
          <table:table-cell office:value-type="string" table:style-name="ce1">
            <text:p><text:s/>200 OK<text:s/></text:p>
          </table:table-cell>
          <table:table-cell office:value-type="string" table:style-name="ce5">
            <text:p>{</text:p>
            <text:p><text:s text:c="2"/>"<text:span text:style-name="T2">personalId</text:span>": "XXXXXX",<text:s/></text:p>
            <text:p><text:s text:c="2"/>"<text:span text:style-name="T2">name</text:span>": "AAAA",</text:p>
            <text:p><text:s text:c="2"/>"<text:span text:style-name="T2">surname</text:span>": "BBBBB",<text:s/></text:p>
            <text:p><text:s text:c="2"/>"<text:span text:style-name="T2">dob</text:span>": "YYYY-MM-DD",<text:s/></text:p>
            <text:p><text:s text:c="2"/>"<text:span text:style-name="T2">address</text:span>": "RRRRR",<text:s/></text:p>
            <text:p><text:s text:c="2"/>"<text:span text:style-name="T2">zipcode</text:span>": "xxxxx",<text:s/></text:p>
            <text:p><text:s text:c="2"/>"<text:span text:style-name="T2">city</text:span>": "CCCC",<text:s/></text:p>
            <text:p><text:s text:c="2"/>"<text:span text:style-name="T2">loadTS</text:span>": "YYYY-MM-DDTHH:MM:SS.sss"<text:s/></text:p>
            <text:p>}<text:s/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di Casanella</meta:initial-creator>
    <dc:creator>Jordi Casanella</dc:creator>
    <meta:creation-date>2020-03-29T12:51:29Z</meta:creation-date>
    <dc:date>2020-04-11T12:39:52Z</dc:date>
  </office:meta>
</office:document-meta>
</file>